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4778in" style:rel-column-width="6450*"/>
    </style:style>
    <style:style style:name="Table1.B" style:family="table-column">
      <style:table-column-properties style:column-width="2.4472in" style:rel-column-width="352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3f20b" officeooo:paragraph-rsid="0003f20b"/>
    </style:style>
    <style:style style:name="P2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" style:family="text">
      <style:text-properties fo:color="#597cc2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" style:family="text">
      <style:text-properties fo:color="#d9af6c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" style:family="text">
      <style:text-properties fo:color="#828eba" loext:opacity="100%" fo:font-family="'JetBrains Mono'" style:font-family-generic="roman" style:font-pitch="variable" fo:font-size="10pt" fo:font-style="normal" fo:font-weight="bold" style:font-size-asian="10pt" style:font-style-asian="normal" style:font-weight-asian="bold"/>
    </style:style>
    <style:style style:name="T5" style:family="text">
      <style:text-properties fo:color="#66a6ff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Algorithm Analysis</text:p>
          </table:table-cell>
          <table:covered-table-cell/>
        </table:table-row>
        <table:table-row>
          <table:table-cell table:style-name="Table1.A2" office:value-type="string">
            <text:p text:style-name="Table_20_Contents">Code Fragment</text:p>
          </table:table-cell>
          <table:table-cell table:style-name="Table1.B2" office:value-type="string">
            <text:p text:style-name="Table_20_Contents">Big O Characterization </text:p>
          </table:table-cell>
        </table:table-row>
        <table:table-row>
          <table:table-cell table:style-name="Table1.A2" office:value-type="string">
            <text:p text:style-name="P2" loext:marker-style-name="T1"><text:span text:style-name="T2">public static int </text:span><text:span text:style-name="T3">example</text:span><text:span text:style-name="T1">2</text:span><text:span text:style-name="T2">int</text:span><text:span text:style-name="T1">[] array)<text:line-break/>{<text:line-break/> <text:s text:c="3"/></text:span><text:span text:style-name="T2">int </text:span><text:span text:style-name="T1">n = array.</text:span><text:span text:style-name="T4">length</text:span><text:span text:style-name="T1">, total = </text:span><text:span text:style-name="T5">0</text:span><text:span text:style-name="T1">;<text:line-break/> <text:s text:c="3"/></text:span><text:span text:style-name="T2">for</text:span><text:span text:style-name="T1">(</text:span><text:span text:style-name="T2">int </text:span><text:span text:style-name="T1">j = </text:span><text:span text:style-name="T5">0</text:span><text:span text:style-name="T1">; j &lt; n; j+= </text:span><text:span text:style-name="T5">2</text:span><text:span text:style-name="T1">)<text:line-break/> <text:s text:c="3"/>{<text:line-break/> <text:s text:c="7"/>total += array[j];<text:line-break/> <text:s text:c="3"/>}<text:line-break/> <text:s text:c="3"/></text:span><text:span text:style-name="T2">return </text:span><text:span text:style-name="T1">total;<text:line-break/>}</text:span></text:p>
            <text:p text:style-name="Standard"/>
          </table:table-cell>
          <table:table-cell table:style-name="Table1.B2" office:value-type="string">
            <text:p text:style-name="P3">O(n)</text:p>
          </table:table-cell>
        </table:table-row>
        <table:table-row>
          <table:table-cell table:style-name="Table1.A2" office:value-type="string">
            <text:p text:style-name="P2" loext:marker-style-name="T1"><text:span text:style-name="T2">public static int </text:span><text:span text:style-name="T3">example</text:span><text:span text:style-name="T1">3</text:span><text:span text:style-name="T2">int</text:span><text:span text:style-name="T1">[] array)<text:line-break/>{<text:line-break/> <text:s text:c="3"/></text:span><text:span text:style-name="T2">int </text:span><text:span text:style-name="T1">n = <text:s/>array.</text:span><text:span text:style-name="T4">length</text:span><text:span text:style-name="T1">, total = </text:span><text:span text:style-name="T5">0</text:span><text:span text:style-name="T1">;<text:line-break/> <text:s text:c="3"/></text:span><text:span text:style-name="T2">for</text:span><text:span text:style-name="T1">(</text:span><text:span text:style-name="T2">int </text:span><text:span text:style-name="T1">j = </text:span><text:span text:style-name="T5">0</text:span><text:span text:style-name="T1">; j&lt;n; j++)<text:line-break/> <text:s text:c="3"/>{<text:line-break/> <text:s text:c="7"/></text:span><text:span text:style-name="T2">for</text:span><text:span text:style-name="T1">(</text:span><text:span text:style-name="T2">int </text:span><text:span text:style-name="T1">k = </text:span><text:span text:style-name="T5">0</text:span><text:span text:style-name="T1">; k &lt;= j; k++)<text:line-break/> <text:s text:c="7"/>{<text:line-break/> <text:s text:c="11"/>total += array[j];<text:line-break/> <text:s text:c="7"/>}<text:line-break/> <text:s text:c="3"/>}<text:line-break/> <text:s text:c="3"/></text:span><text:span text:style-name="T2">return </text:span><text:span text:style-name="T1">total;<text:line-break/>}</text:span></text:p>
            <text:p text:style-name="Standard"/>
          </table:table-cell>
          <table:table-cell table:style-name="Table1.B2" office:value-type="string">
            <text:p text:style-name="P3">O(n<text:span text:style-name="T6">2</text:span><text:span text:style-name="T7">)</text:span></text:p>
          </table:table-cell>
        </table:table-row>
        <table:table-row>
          <table:table-cell table:style-name="Table1.A2" office:value-type="string">
            <text:p text:style-name="P2" loext:marker-style-name="T1"><text:span text:style-name="T2">public static int </text:span><text:span text:style-name="T3">example</text:span><text:span text:style-name="T1">4</text:span><text:span text:style-name="T2">int</text:span><text:span text:style-name="T1">[] array)<text:line-break/>{<text:line-break/> <text:s text:c="3"/></text:span><text:span text:style-name="T2">int </text:span><text:span text:style-name="T1">n = array.</text:span><text:span text:style-name="T4">length</text:span><text:span text:style-name="T1">, prefix = </text:span><text:span text:style-name="T5">0</text:span><text:span text:style-name="T1">, total = </text:span><text:span text:style-name="T5">0</text:span><text:span text:style-name="T1">;<text:line-break/> <text:s text:c="3"/></text:span><text:span text:style-name="T2">for</text:span><text:span text:style-name="T1">(</text:span><text:span text:style-name="T2">int </text:span><text:span text:style-name="T1">j = </text:span><text:span text:style-name="T5">0</text:span><text:span text:style-name="T1">; j&lt;n; j++)<text:line-break/> <text:s text:c="3"/>{<text:line-break/> <text:s text:c="7"/>prefix += array[j];<text:line-break/> <text:s text:c="7"/>total += prefix;<text:line-break/> <text:s text:c="3"/>}<text:line-break/><text:line-break/> <text:s text:c="3"/></text:span><text:span text:style-name="T2">return </text:span><text:span text:style-name="T1">total;<text:line-break/>}</text:span></text:p>
            <text:p text:style-name="Standard"/>
          </table:table-cell>
          <table:table-cell table:style-name="Table1.B2" office:value-type="string">
            <text:p text:style-name="P3">O(n)</text:p>
          </table:table-cell>
        </table:table-row>
        <table:table-row>
          <table:table-cell table:style-name="Table1.A2" office:value-type="string">
            <text:p text:style-name="P2" loext:marker-style-name="T1"><text:span text:style-name="T2">public static int </text:span><text:span text:style-name="T3">example4</text:span><text:span text:style-name="T1">(</text:span><text:span text:style-name="T2">int</text:span><text:span text:style-name="T1">[] array, </text:span><text:span text:style-name="T2">int</text:span><text:span text:style-name="T1">[] array2)<text:line-break/>{<text:line-break/> <text:s text:c="3"/></text:span><text:span text:style-name="T2">int </text:span><text:span text:style-name="T1">n = array.</text:span><text:span text:style-name="T4">length</text:span><text:span text:style-name="T1">, count = </text:span><text:span text:style-name="T5">0</text:span><text:span text:style-name="T1">;<text:line-break/> <text:s text:c="3"/></text:span><text:span text:style-name="T2">for</text:span><text:span text:style-name="T1">(</text:span><text:span text:style-name="T2">int </text:span><text:span text:style-name="T1">i = </text:span><text:span text:style-name="T5">0</text:span><text:span text:style-name="T1">; i&lt;n; i++) {<text:line-break/> <text:s text:c="7"/></text:span><text:span text:style-name="T2">int </text:span><text:span text:style-name="T1">total = </text:span><text:span text:style-name="T5">0</text:span><text:span text:style-name="T1">;<text:line-break/> <text:s text:c="7"/></text:span><text:span text:style-name="T2">for </text:span><text:span text:style-name="T1">(</text:span><text:span text:style-name="T2">int </text:span><text:span text:style-name="T1">j = </text:span><text:span text:style-name="T5">0</text:span><text:span text:style-name="T1">; j &lt; n; j++) {<text:line-break/> <text:s text:c="11"/></text:span><text:span text:style-name="T2">for </text:span><text:span text:style-name="T1">(</text:span><text:span text:style-name="T2">int </text:span><text:span text:style-name="T1">k = </text:span><text:span text:style-name="T5">0</text:span><text:span text:style-name="T1">; k &lt;= j; k++) {<text:line-break/> <text:s text:c="15"/>total += array[k];<text:line-break/></text:span><text:soft-page-break/><text:span text:style-name="T1"> <text:s text:c="15"/></text:span><text:span text:style-name="T2">if </text:span><text:span text:style-name="T1">(array2[i] == total) {<text:line-break/> <text:s text:c="19"/>count++;<text:line-break/> <text:s text:c="15"/>}<text:line-break/> <text:s text:c="11"/>}<text:line-break/> <text:s text:c="7"/>}<text:line-break/> <text:s text:c="3"/>}<text:line-break/> <text:s text:c="3"/></text:span><text:span text:style-name="T2">return </text:span><text:span text:style-name="T1">count;<text:line-break/>}</text:span></text:p>
            <text:p text:style-name="Standard"/>
          </table:table-cell>
          <table:table-cell table:style-name="Table1.B2" office:value-type="string">
            <text:p text:style-name="P3">O(n<text:span text:style-name="T6">3</text:span><text:span text:style-name="T7">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3f20b" officeooo:paragraph-rsid="0003f20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aron Jones</text:p>
        <text:p text:style-name="MP1">04/06/2026</text:p>
        <text:p text:style-name="MP1">Long Beach City College</text:p>
        <text:p text:style-name="MP1">CS 22</text:p>
        <text:p text:style-name="MP1"/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6T15:53:23.128296400</meta:creation-date>
    <dc:date>2026-04-06T16:00:35.838472800</dc:date>
    <meta:editing-duration>PT7M14S</meta:editing-duration>
    <meta:editing-cycles>1</meta:editing-cycles>
    <meta:document-statistic meta:table-count="1" meta:image-count="0" meta:object-count="0" meta:page-count="2" meta:paragraph-count="15" meta:word-count="182" meta:character-count="1121" meta:non-whitespace-character-count="699"/>
    <meta:generator>LibreOffice/25.2.1.2$Windows_X86_64 LibreOffice_project/d3abf4aee5fd705e4a92bba33a32f40bc4e56f49</meta:generator>
  </office:meta>
</office:document-meta>
</file>